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800000" fo:font-weight="bold" officeooo:rsid="0001cf05" officeooo:paragraph-rsid="0001cf05" style:font-weight-asian="bold" style:font-weight-complex="bold"/>
    </style:style>
    <style:style style:name="P2" style:family="paragraph" style:parent-style-name="Standard">
      <style:text-properties fo:font-weight="normal" officeooo:rsid="0001cf05" officeooo:paragraph-rsid="0001cf05" style:font-weight-asian="normal" style:font-weight-complex="normal"/>
    </style:style>
    <style:style style:name="P3" style:family="paragraph" style:parent-style-name="Standard">
      <style:text-properties fo:font-weight="normal" officeooo:rsid="00032062" officeooo:paragraph-rsid="0003206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ting started</text:p>
      <text:p text:style-name="P2">To program in C# you will need a text editor and a compiler, you can use whatever you want, but I highly recommend Visual Studio: it's both a text editor and a compiler, it has amazing features that help you writing and debugging the code and it's free.</text:p>
      <text:p text:style-name="P2">You can download it here: <text:a xlink:type="simple" xlink:href="https://www.microsoft.com/it-it/download/details.aspx?id=48146" text:style-name="Internet_20_link" text:visited-style-name="Visited_20_Internet_20_Link">https://www.microsoft.com/it-it/download/details.aspx?id=48146</text:a></text:p>
      <text:p text:style-name="P3">In the installation make sure to install all the c# packages</text:p>
      <text:p text:style-name="P2">Take your time, I can wait...</text:p>
      <text:p text:style-name="P2">Done? Great so run Visual Studio, click that "New Project..." button and choose the Visual C# Console Application templ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26S</meta:editing-duration>
    <meta:editing-cycles>6</meta:editing-cycles>
    <meta:generator>LibreOffice/5.1.4.2$Windows_x86 LibreOffice_project/f99d75f39f1c57ebdd7ffc5f42867c12031db97a</meta:generator>
    <dc:date>2016-10-09T15:08:27.829000000</dc:date>
    <meta:document-statistic meta:table-count="0" meta:image-count="0" meta:object-count="0" meta:page-count="1" meta:paragraph-count="6" meta:word-count="92" meta:character-count="568" meta:non-whitespace-character-count="482"/>
    <meta:user-defined meta:name="Info 1"/>
    <meta:user-defined meta:name="Info 2"/>
    <meta:user-defined meta:name="Info 3"/>
    <meta:user-defined meta:name="Info 4"/>
  </office:meta>
</office:document-meta>
</file>